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12.772in"/>
    </style:style>
    <style:style style:name="co5" style:family="table-column">
      <style:table-column-properties fo:break-before="auto" style:column-width="4.5492in"/>
    </style:style>
    <style:style style:name="co6" style:family="table-column">
      <style:table-column-properties fo:break-before="auto" style:column-width="18.1764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tego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image_Ur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uters and Laptops</text:p>
          </table:table-cell>
          <table:table-cell/>
          <table:table-cell office:value-type="string" calcext:value-type="string">
            <text:p>https://cdn.shopify.com/s/files/1/1706/9177/products/NEWAppleMacbookProwithM1ProChip14InchLaptop2021ModelMKGQ3LL_A_16GB_1TBSSD_custommacbd.jpg?v=1659592838</text:p>
          </table:table-cell>
          <table:table-cell office:value-type="string" calcext:value-type="string">
            <text:p>INSERT INTO [dbo].[categories]([title],[sub_title],[image_url]) VALUES(</text:p>
          </table:table-cell>
          <table:table-cell office:value-type="string" calcext:value-type="string">
            <text:p>INSERT INTO [dbo].[categories]([title],[sub_title],[image_url]) VALUES('Computers and Laptops','',https://cdn.shopify.com/s/files/1/1706/9177/products/NEWAppleMacbookProwithM1ProChip14InchLaptop2021ModelMKGQ3LL_A_16GB_1TBSSD_custommacbd.jpg?v=1659592838');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smetics and body care</text:p>
          </table:table-cell>
          <table:table-cell/>
          <table:table-cell office:value-type="string" calcext:value-type="string">
            <text:p>https://indian-retailer.s3.ap-south-1.amazonaws.com/s3fs-public/2021-07/kosme1.png</text:p>
          </table:table-cell>
          <table:table-cell office:value-type="string" calcext:value-type="string">
            <text:p>INSERT INTO [dbo].[categories]([title],[sub_title],[image_url]) VALUES(</text:p>
          </table:table-cell>
          <table:table-cell office:value-type="string" calcext:value-type="string">
            <text:p>INSERT INTO [dbo].[categories]([title],[sub_title],[image_url]) VALUES('cosmetics and body care','',https://indian-retailer.s3.ap-south-1.amazonaws.com/s3fs-public/2021-07/kosme1.png');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ccesories</text:p>
          </table:table-cell>
          <table:table-cell/>
          <table:table-cell office:value-type="string" calcext:value-type="string">
            <text:p>https://img.freepik.com/free-vector/ordering-goods-online-internet-store-online-shopping-niche-e-commerce-website-mother-buying-babies-clothes-footwear-toys-infant-accessories_335657-2345.jpg?w=2000</text:p>
          </table:table-cell>
          <table:table-cell office:value-type="string" calcext:value-type="string">
            <text:p>INSERT INTO [dbo].[categories]([title],[sub_title],[image_url]) VALUES(</text:p>
          </table:table-cell>
          <table:table-cell office:value-type="string" calcext:value-type="string">
            <text:p>INSERT INTO [dbo].[categories]([title],[sub_title],[image_url]) VALUES('Accesories','',https://img.freepik.com/free-vector/ordering-goods-online-internet-store-online-shopping-niche-e-commerce-website-mother-buying-babies-clothes-footwear-toys-infant-accessories_335657-2345.jpg?w=2000');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ths</text:p>
          </table:table-cell>
          <table:table-cell/>
          <table:table-cell office:value-type="string" calcext:value-type="string">
            <text:p>https://www.shift4shop.com/2015/images/industries/clothing/clothing-apparel.png</text:p>
          </table:table-cell>
          <table:table-cell office:value-type="string" calcext:value-type="string">
            <text:p>INSERT INTO [dbo].[categories]([title],[sub_title],[image_url]) VALUES(</text:p>
          </table:table-cell>
          <table:table-cell office:value-type="string" calcext:value-type="string">
            <text:p>INSERT INTO [dbo].[categories]([title],[sub_title],[image_url]) VALUES('Cloths','',https://www.shift4shop.com/2015/images/industries/clothing/clothing-apparel.png');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es</text:p>
          </table:table-cell>
          <table:table-cell/>
          <table:table-cell office:value-type="string" calcext:value-type="string">
            <text:p>https://encrypted-tbn0.gstatic.com/images?q=tbn:ANd9GcQvBQPQMVNRd6TtDkGs2dCri0Y-rxKkFOiEWw&amp;usqp=CAU</text:p>
          </table:table-cell>
          <table:table-cell office:value-type="string" calcext:value-type="string">
            <text:p>INSERT INTO [dbo].[categories]([title],[sub_title],[image_url]) VALUES(</text:p>
          </table:table-cell>
          <table:table-cell office:value-type="string" calcext:value-type="string">
            <text:p>INSERT INTO [dbo].[categories]([title],[sub_title],[image_url]) VALUES('Shoes','',https://encrypted-tbn0.gstatic.com/images?q=tbn:ANd9GcQvBQPQMVNRd6TtDkGs2dCri0Y-rxKkFOiEWw&amp;usqp=CAU');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fts</text:p>
          </table:table-cell>
          <table:table-cell/>
          <table:table-cell office:value-type="string" calcext:value-type="string">
            <text:p>https://searchspring.com/wp-content/uploads/2022/10/Hero-Image-Platform-Others-2.png</text:p>
          </table:table-cell>
          <table:table-cell office:value-type="string" calcext:value-type="string">
            <text:p>INSERT INTO [dbo].[categories]([title],[sub_title],[image_url]) VALUES(</text:p>
          </table:table-cell>
          <table:table-cell office:value-type="string" calcext:value-type="string">
            <text:p>INSERT INTO [dbo].[categories]([title],[sub_title],[image_url]) VALUES('Gifts','',https://searchspring.com/wp-content/uploads/2022/10/Hero-Image-Platform-Others-2.png');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t Care</text:p>
          </table:table-cell>
          <table:table-cell/>
          <table:table-cell office:value-type="string" calcext:value-type="string">
            <text:p>https://cdn.openpr.com/T/c/Tc15444071_g.jpg</text:p>
          </table:table-cell>
          <table:table-cell office:value-type="string" calcext:value-type="string">
            <text:p>INSERT INTO [dbo].[categories]([title],[sub_title],[image_url]) VALUES(</text:p>
          </table:table-cell>
          <table:table-cell office:value-type="string" calcext:value-type="string">
            <text:p>INSERT INTO [dbo].[categories]([title],[sub_title],[image_url]) VALUES('Pet Care','',https://cdn.openpr.com/T/c/Tc15444071_g.jpg');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bile and Tablets</text:p>
          </table:table-cell>
          <table:table-cell/>
          <table:table-cell office:value-type="string" calcext:value-type="string">
            <text:p>https://st-troy.mncdn.com/mnresize/1500/1500/Content/media/ProductImg/original/mpwp3tua-apple-iphone-14-256gb-mavi-mpwp3tua-637986832343472449.jpg</text:p>
          </table:table-cell>
          <table:table-cell office:value-type="string" calcext:value-type="string">
            <text:p>INSERT INTO [dbo].[categories]([title],[sub_title],[image_url]) VALUES(</text:p>
          </table:table-cell>
          <table:table-cell office:value-type="string" calcext:value-type="string">
            <text:p>INSERT INTO [dbo].[categories]([title],[sub_title],[image_url]) VALUES('Mobile and Tablets','',https://st-troy.mncdn.com/mnresize/1500/1500/Content/media/ProductImg/original/mpwp3tua-apple-iphone-14-256gb-mavi-mpwp3tua-637986832343472449.jpg');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usic and Gaming</text:p>
          </table:table-cell>
          <table:table-cell/>
          <table:table-cell office:value-type="string" calcext:value-type="string">
            <text:p>https://static.vecteezy.com/system/resources/previews/011/996/555/original/3d-black-headphone-illustration-ecommerce-icon-png.png</text:p>
          </table:table-cell>
          <table:table-cell office:value-type="string" calcext:value-type="string">
            <text:p>INSERT INTO [dbo].[categories]([title],[sub_title],[image_url]) VALUES(</text:p>
          </table:table-cell>
          <table:table-cell office:value-type="string" calcext:value-type="string">
            <text:p>INSERT INTO [dbo].[categories]([title],[sub_title],[image_url]) VALUES('Music and Gaming','',https://static.vecteezy.com/system/resources/previews/011/996/555/original/3d-black-headphone-illustration-ecommerce-icon-png.png');</text:p>
          </table:table-cell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58" meta:object-count="0"/>
    <meta:generator>LibreOffice/7.4.3.2$Windows_X86_64 LibreOffice_project/1048a8393ae2eeec98dff31b5c133c5f1d08b890</meta:generator>
  </office:meta>
</office:document-meta>
</file>